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Евгений Аликин</text:p>
          </table:table-cell>
          <table:table-cell office:value-type="string" calcext:value-type="string">
            <text:p>вратарь</text:p>
          </table:table-cell>
          <table:table-cell office:value-type="date" office:date-value="1994-10-18" calcext:value-type="date">
            <text:p>18.10.94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имир Галкин</text:p>
          </table:table-cell>
          <table:table-cell office:value-type="string" calcext:value-type="string">
            <text:p>вратарь</text:p>
          </table:table-cell>
          <table:table-cell office:value-type="date" office:date-value="2000-06-15" calcext:value-type="date">
            <text:p>15.06.00</text:p>
          </table:table-cell>
          <table:table-cell office:value-type="string" calcext:value-type="string">
            <text:p>Россия</text:p>
          </table:table-cell>
          <table:table-cell office:value-type="date" office:date-value="2027-05-31" calcext:value-type="date">
            <text:p>31.05.27</text:p>
          </table:table-cell>
          <table:table-cell office:value-type="string" calcext:value-type="string">
            <text:p>2w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Трактор / Автомобилист</text:p>
          </table:table-cell>
        </table:table-row>
        <table:table-row table:style-name="ro1">
          <table:table-cell office:value-type="string" calcext:value-type="string">
            <text:p>Никита Ишимников</text:p>
          </table:table-cell>
          <table:table-cell office:value-type="string" calcext:value-type="string">
            <text:p>защитник</text:p>
          </table:table-cell>
          <table:table-cell office:value-type="date" office:date-value="2005-04-21" calcext:value-type="date">
            <text:p>21.04.05</text:p>
          </table:table-cell>
          <table:table-cell office:value-type="string" calcext:value-type="string">
            <text:p>Россия</text:p>
          </table:table-cell>
          <table:table-cell office:value-type="date" office:date-value="2027-05-31" calcext:value-type="date">
            <text:p>31.05.27</text:p>
          </table:table-cell>
          <table:table-cell office:value-type="string" calcext:value-type="string">
            <text:p>2w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Автомобилист</text:p>
          </table:table-cell>
        </table:table-row>
        <table:table-row table:style-name="ro1">
          <table:table-cell office:value-type="string" calcext:value-type="string">
            <text:p>Евгений Кашников</text:p>
          </table:table-cell>
          <table:table-cell office:value-type="string" calcext:value-type="string">
            <text:p>защитник</text:p>
          </table:table-cell>
          <table:table-cell office:value-type="date" office:date-value="2002-12-25" calcext:value-type="date">
            <text:p>25.12.02</text:p>
          </table:table-cell>
          <table:table-cell office:value-type="string" calcext:value-type="string">
            <text:p>Россия</text:p>
          </table:table-cell>
          <table:table-cell office:value-type="date" office:date-value="2027-05-31" calcext:value-type="date">
            <text:p>31.05.27</text:p>
          </table:table-cell>
          <table:table-cell office:value-type="string" calcext:value-type="string">
            <text:p>1w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ЦСКА</text:p>
          </table:table-cell>
        </table:table-row>
        <table:table-row table:style-name="ro1">
          <table:table-cell office:value-type="string" calcext:value-type="string">
            <text:p>Никита Трямкин</text:p>
          </table:table-cell>
          <table:table-cell office:value-type="string" calcext:value-type="string">
            <text:p>защитник</text:p>
          </table:table-cell>
          <table:table-cell office:value-type="date" office:date-value="1994-08-30" calcext:value-type="date">
            <text:p>30.08.94</text:p>
          </table:table-cell>
          <table:table-cell office:value-type="string" calcext:value-type="string">
            <text:p>Россия</text:p>
          </table:table-cell>
          <table:table-cell office:value-type="date" office:date-value="2028-05-31" calcext:value-type="date">
            <text:p>31.05.28</text:p>
          </table:table-cell>
          <table:table-cell office:value-type="string" calcext:value-type="string">
            <text:p>1w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Автомобилист</text:p>
          </table:table-cell>
        </table:table-row>
        <table:table-row table:style-name="ro1">
          <table:table-cell office:value-type="string" calcext:value-type="string">
            <text:p>Кирилл Воробьев</text:p>
          </table:table-cell>
          <table:table-cell office:value-type="string" calcext:value-type="string">
            <text:p>защитник</text:p>
          </table:table-cell>
          <table:table-cell office:value-type="date" office:date-value="1995-02-11" calcext:value-type="date">
            <text:p>11.02.95</text:p>
          </table:table-cell>
          <table:table-cell office:value-type="string" calcext:value-type="string">
            <text:p>Россия</text:p>
          </table:table-cell>
          <table:table-cell office:value-type="date" office:date-value="2027-05-31" calcext:value-type="date">
            <text:p>31.05.27</text:p>
          </table:table-cell>
          <table:table-cell office:value-type="string" calcext:value-type="string">
            <text:p>1w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ргей Зборовский</text:p>
          </table:table-cell>
          <table:table-cell office:value-type="string" calcext:value-type="string">
            <text:p>защитник</text:p>
          </table:table-cell>
          <table:table-cell office:value-type="date" office:date-value="1997-02-21" calcext:value-type="date">
            <text:p>21.02.97</text:p>
          </table:table-cell>
          <table:table-cell office:value-type="string" calcext:value-type="string">
            <text:p>Россия</text:p>
          </table:table-cell>
          <table:table-cell office:value-type="date" office:date-value="2027-05-31" calcext:value-type="date">
            <text:p>31.05.27</text:p>
          </table:table-cell>
          <table:table-cell office:value-type="string" calcext:value-type="string">
            <text:p>1w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й Журавлев</text:p>
          </table:table-cell>
          <table:table-cell office:value-type="string" calcext:value-type="string">
            <text:p>защитник</text:p>
          </table:table-cell>
          <table:table-cell office:value-type="date" office:date-value="2002-09-27" calcext:value-type="date">
            <text:p>27.09.02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2w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ид Буше</text:p>
          </table:table-cell>
          <table:table-cell office:value-type="string" calcext:value-type="string">
            <text:p>нападающий</text:p>
          </table:table-cell>
          <table:table-cell office:value-type="date" office:date-value="1993-09-08" calcext:value-type="date">
            <text:p>08.09.93</text:p>
          </table:table-cell>
          <table:table-cell office:value-type="string" calcext:value-type="string">
            <text:p>США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ексей Бывальцев</text:p>
          </table:table-cell>
          <table:table-cell office:value-type="string" calcext:value-type="string">
            <text:p>нападающий</text:p>
          </table:table-cell>
          <table:table-cell office:value-type="date" office:date-value="1994-02-20" calcext:value-type="date">
            <text:p>20.02.94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гор Черников</text:p>
          </table:table-cell>
          <table:table-cell office:value-type="string" calcext:value-type="string">
            <text:p>нападающий</text:p>
          </table:table-cell>
          <table:table-cell office:value-type="date" office:date-value="2002-12-09" calcext:value-type="date">
            <text:p>09.12.02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2w</text:p>
          </table:table-cell>
          <table:table-cell office:value-type="float" office:value="0.9" calcext:value-type="float">
            <text:p>0,9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ефан Да Коста</text:p>
          </table:table-cell>
          <table:table-cell office:value-type="string" calcext:value-type="string">
            <text:p>нападающий</text:p>
          </table:table-cell>
          <table:table-cell office:value-type="date" office:date-value="1989-07-11" calcext:value-type="date">
            <text:p>11.07.89</text:p>
          </table:table-cell>
          <table:table-cell office:value-type="string" calcext:value-type="string">
            <text:p>Франция</text:p>
          </table:table-cell>
          <table:table-cell office:value-type="date" office:date-value="2027-05-31" calcext:value-type="date">
            <text:p>31.05.27</text:p>
          </table:table-cell>
          <table:table-cell office:value-type="string" calcext:value-type="string">
            <text:p>1w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ксим Денежкин</text:p>
          </table:table-cell>
          <table:table-cell office:value-type="string" calcext:value-type="string">
            <text:p>нападающий</text:p>
          </table:table-cell>
          <table:table-cell office:value-type="date" office:date-value="2000-12-10" calcext:value-type="date">
            <text:p>10.12.00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2w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Локомотив / Автомобилист</text:p>
          </table:table-cell>
        </table:table-row>
        <table:table-row table:style-name="ro1">
          <table:table-cell office:value-type="string" calcext:value-type="string">
            <text:p>Анатолий Голышев</text:p>
          </table:table-cell>
          <table:table-cell office:value-type="string" calcext:value-type="string">
            <text:p>нападающий</text:p>
          </table:table-cell>
          <table:table-cell office:value-type="date" office:date-value="1995-02-14" calcext:value-type="date">
            <text:p>14.02.95</text:p>
          </table:table-cell>
          <table:table-cell office:value-type="string" calcext:value-type="string">
            <text:p>Россия</text:p>
          </table:table-cell>
          <table:table-cell office:value-type="date" office:date-value="2029-05-31" calcext:value-type="date">
            <text:p>31.05.29</text:p>
          </table:table-cell>
          <table:table-cell office:value-type="string" calcext:value-type="string">
            <text:p>1w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Автомобилист</text:p>
          </table:table-cell>
        </table:table-row>
        <table:table-row table:style-name="ro1">
          <table:table-cell office:value-type="string" calcext:value-type="string">
            <text:p>Роман Горбунов</text:p>
          </table:table-cell>
          <table:table-cell office:value-type="string" calcext:value-type="string">
            <text:p>нападающий</text:p>
          </table:table-cell>
          <table:table-cell office:value-type="date" office:date-value="1996-11-14" calcext:value-type="date">
            <text:p>14.11.96</text:p>
          </table:table-cell>
          <table:table-cell office:value-type="string" calcext:value-type="string">
            <text:p>Беларусь</text:p>
          </table:table-cell>
          <table:table-cell office:value-type="date" office:date-value="2028-05-31" calcext:value-type="date">
            <text:p>31.05.28</text:p>
          </table:table-cell>
          <table:table-cell office:value-type="string" calcext:value-type="string">
            <text:p>1w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Динамо Минск</text:p>
          </table:table-cell>
        </table:table-row>
        <table:table-row table:style-name="ro1">
          <table:table-cell office:value-type="string" calcext:value-type="string">
            <text:p>Артем Каштанов</text:p>
          </table:table-cell>
          <table:table-cell office:value-type="string" calcext:value-type="string">
            <text:p>нападающий</text:p>
          </table:table-cell>
          <table:table-cell office:value-type="date" office:date-value="2004-12-09" calcext:value-type="date">
            <text:p>09.12.04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2w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Автомобилист</text:p>
          </table:table-cell>
        </table:table-row>
        <table:table-row table:style-name="ro1">
          <table:table-cell office:value-type="string" calcext:value-type="string">
            <text:p>Степан Хрипунов</text:p>
          </table:table-cell>
          <table:table-cell office:value-type="string" calcext:value-type="string">
            <text:p>нападающий</text:p>
          </table:table-cell>
          <table:table-cell office:value-type="date" office:date-value="1995-06-24" calcext:value-type="date">
            <text:p>24.06.95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Автомобилист</text:p>
          </table:table-cell>
        </table:table-row>
        <table:table-row table:style-name="ro1">
          <table:table-cell office:value-type="string" calcext:value-type="string">
            <text:p>Семен Кизимов</text:p>
          </table:table-cell>
          <table:table-cell office:value-type="string" calcext:value-type="string">
            <text:p>нападающий</text:p>
          </table:table-cell>
          <table:table-cell office:value-type="date" office:date-value="2000-01-19" calcext:value-type="date">
            <text:p>19.01.00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имир Кузнецов</text:p>
          </table:table-cell>
          <table:table-cell office:value-type="string" calcext:value-type="string">
            <text:p>нападающий</text:p>
          </table:table-cell>
          <table:table-cell office:value-type="date" office:date-value="1998-02-18" calcext:value-type="date">
            <text:p>18.02.98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2w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Автомобилист</text:p>
          </table:table-cell>
        </table:table-row>
        <table:table-row table:style-name="ro1">
          <table:table-cell office:value-type="string" calcext:value-type="string">
            <text:p>Брукс Мэйсек</text:p>
          </table:table-cell>
          <table:table-cell office:value-type="string" calcext:value-type="string">
            <text:p>нападающий</text:p>
          </table:table-cell>
          <table:table-cell office:value-type="date" office:date-value="1992-05-15" calcext:value-type="date">
            <text:p>15.05.92</text:p>
          </table:table-cell>
          <table:table-cell office:value-type="string" calcext:value-type="string">
            <text:p>Герман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ик Меркли</text:p>
          </table:table-cell>
          <table:table-cell office:value-type="string" calcext:value-type="string">
            <text:p>нападающий</text:p>
          </table:table-cell>
          <table:table-cell office:value-type="date" office:date-value="1997-05-23" calcext:value-type="date">
            <text:p>23.05.97</text:p>
          </table:table-cell>
          <table:table-cell office:value-type="string" calcext:value-type="string">
            <text:p>Канада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нил Романцев</text:p>
          </table:table-cell>
          <table:table-cell office:value-type="string" calcext:value-type="string">
            <text:p>нападающий</text:p>
          </table:table-cell>
          <table:table-cell office:value-type="date" office:date-value="1993-06-05" calcext:value-type="date">
            <text:p>05.06.93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екскандр Шаров</text:p>
          </table:table-cell>
          <table:table-cell office:value-type="string" calcext:value-type="string">
            <text:p>нападающий</text:p>
          </table:table-cell>
          <table:table-cell office:value-type="date" office:date-value="1995-11-05" calcext:value-type="date">
            <text:p>05.11.95</text:p>
          </table:table-cell>
          <table:table-cell office:value-type="string" calcext:value-type="string">
            <text:p>Россия</text:p>
          </table:table-cell>
          <table:table-cell office:value-type="date" office:date-value="2028-05-31" calcext:value-type="date">
            <text:p>31.05.28</text:p>
          </table:table-cell>
          <table:table-cell office:value-type="string" calcext:value-type="string">
            <text:p>1w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икита Шашаков</text:p>
          </table:table-cell>
          <table:table-cell office:value-type="string" calcext:value-type="string">
            <text:p>нападающий</text:p>
          </table:table-cell>
          <table:table-cell office:value-type="date" office:date-value="1999-03-26" calcext:value-type="date">
            <text:p>26.03.99</text:p>
          </table:table-cell>
          <table:table-cell office:value-type="string" calcext:value-type="string">
            <text:p>Россия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Сибирь</text:p>
          </table:table-cell>
        </table:table-row>
        <table:table-row table:style-name="ro1">
          <table:table-cell office:value-type="string" calcext:value-type="string">
            <text:p>Кертис Волк</text:p>
          </table:table-cell>
          <table:table-cell office:value-type="string" calcext:value-type="string">
            <text:p>нападающий</text:p>
          </table:table-cell>
          <table:table-cell office:value-type="date" office:date-value="1993-02-08" calcext:value-type="date">
            <text:p>08.02.93</text:p>
          </table:table-cell>
          <table:table-cell office:value-type="string" calcext:value-type="string">
            <text:p>Казахстан</text:p>
          </table:table-cell>
          <table:table-cell office:value-type="date" office:date-value="2026-05-31" calcext:value-type="date">
            <text:p>31.05.26</text:p>
          </table:table-cell>
          <table:table-cell office:value-type="string" calcext:value-type="string">
            <text:p>1w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.00.0000</text:date>, <text:time style:data-style-name="N2" text:time-value="15:46:29.8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7T14:40:52.487000000</meta:creation-date>
    <dc:date>2025-06-08T18:01:07.088000000</dc:date>
    <meta:editing-duration>PT10H56M8S</meta:editing-duration>
    <meta:editing-cycles>8</meta:editing-cycles>
    <meta:generator>LibreOffice/7.5.3.2$Windows_X86_64 LibreOffice_project/9f56dff12ba03b9acd7730a5a481eea045e468f3</meta:generator>
    <meta:document-statistic meta:table-count="1" meta:cell-count="236" meta:object-count="0"/>
  </office:meta>
</office:document-meta>
</file>